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4" table:number-columns-repeated="1006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8.<text:span text:style-name="T1">高爐氣供需平衡表</text:span></text:p>
          </table:table-cell>
          <table:covered-table-cell table:number-columns-repeated="7" table:style-name="ce20"/>
          <table:table-cell table:style-name="ce1" office:value-type="string" calcext:value-type="string" table:number-columns-spanned="10" table:number-rows-spanned="1">
            <text:p>8.Blast Furnace Gas Balance Sheet</text:p>
          </table:table-cell>
          <table:covered-table-cell table:number-columns-repeated="9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立方公尺</text:p>
          </table:table-cell>
          <table:table-cell table:style-name="ce21" table:number-columns-repeated="5"/>
          <table:table-cell table:style-name="ce29"/>
          <table:table-cell table:style-name="ce30" table:number-columns-repeated="2"/>
          <table:table-cell table:style-name="ce37" table:number-columns-repeated="8"/>
          <table:table-cell table:style-name="ce44" office:value-type="string" calcext:value-type="string">
            <text:p>Unit:10<text:span text:style-name="T6">6</text:span><text:span text:style-name="T7"> m</text:span><text:span text:style-name="T8">3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31" office:value-type="string" calcext:value-type="string">
            <text:p>民　　國</text:p>
          </table:table-cell>
          <table:table-cell table:style-name="ce38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5"/>
          <table:table-cell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23" office:value-type="string" calcext:value-type="string">
            <text:p>95<text:span text:style-name="T5">年</text:span></text:p>
          </table:table-cell>
          <table:table-cell table:style-name="ce23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2" office:value-type="string" calcext:value-type="string">
            <text:p>101<text:span text:style-name="T5">年</text:span></text:p>
          </table:table-cell>
          <table:table-cell table:style-name="ce4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2" office:value-type="string" calcext:value-type="string">
            <text:p>Item</text:p>
          </table:table-cell>
          <table:table-cell table:style-name="ce56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3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3"/>
          <table:table-cell table:style-name="ce56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14037.171" calcext:value-type="float">
            <text:p>14,037.2</text:p>
          </table:table-cell>
          <table:table-cell table:style-name="ce25" office:value-type="float" office:value="15141.624" calcext:value-type="float">
            <text:p>15,141.6</text:p>
          </table:table-cell>
          <table:table-cell table:style-name="ce25" office:value-type="float" office:value="15349.202" calcext:value-type="float">
            <text:p>15,349.2</text:p>
          </table:table-cell>
          <table:table-cell table:style-name="ce25" office:value-type="float" office:value="14459.723" calcext:value-type="float">
            <text:p>14,459.7</text:p>
          </table:table-cell>
          <table:table-cell table:style-name="ce25" office:value-type="float" office:value="12220.012" calcext:value-type="float">
            <text:p>12,220.0</text:p>
          </table:table-cell>
          <table:table-cell table:style-name="ce25" office:value-type="float" office:value="16984.444" calcext:value-type="float">
            <text:p>16,984.4</text:p>
          </table:table-cell>
          <table:table-cell table:style-name="ce25" office:value-type="float" office:value="19039.702" calcext:value-type="float">
            <text:p>19,039.7</text:p>
          </table:table-cell>
          <table:table-cell table:style-name="ce34" office:value-type="float" office:value="18090.349" calcext:value-type="float">
            <text:p>18,090.3</text:p>
          </table:table-cell>
          <table:table-cell table:style-name="ce39" office:value-type="float" office:value="20646.044" calcext:value-type="float">
            <text:p>20,646.0</text:p>
          </table:table-cell>
          <table:table-cell table:style-name="ce25" office:value-type="float" office:value="21769.621" calcext:value-type="float">
            <text:p>21,769.6</text:p>
          </table:table-cell>
          <table:table-cell table:style-name="ce25" office:value-type="float" office:value="21712.947" calcext:value-type="float">
            <text:p>21,712.9</text:p>
          </table:table-cell>
          <table:table-cell table:style-name="ce25" office:value-type="float" office:value="22229.181" calcext:value-type="float">
            <text:p>22,229.2</text:p>
          </table:table-cell>
          <table:table-cell table:style-name="ce25" office:value-type="float" office:value="21564.798" calcext:value-type="float">
            <text:p>21,564.8</text:p>
          </table:table-cell>
          <table:table-cell table:style-name="ce25" office:value-type="float" office:value="22379.058" calcext:value-type="float">
            <text:p>22,379.1</text:p>
          </table:table-cell>
          <table:table-cell table:style-name="ce25" office:value-type="float" office:value="22265.082" calcext:value-type="float">
            <text:p>22,265.1</text:p>
          </table:table-cell>
          <table:table-cell table:style-name="ce25" office:value-type="float" office:value="21197.486005" calcext:value-type="float">
            <text:p>21,197.5</text:p>
          </table:table-cell>
          <table:table-cell table:style-name="ce46" office:value-type="string" calcext:value-type="string">
            <text:p>Total Supply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6" office:value-type="float" office:value="14037.171" calcext:value-type="float">
            <text:p>14,037.2</text:p>
          </table:table-cell>
          <table:table-cell table:style-name="ce26" office:value-type="float" office:value="15141.624" calcext:value-type="float">
            <text:p>15,141.6</text:p>
          </table:table-cell>
          <table:table-cell table:style-name="ce26" office:value-type="float" office:value="15349.202" calcext:value-type="float">
            <text:p>15,349.2</text:p>
          </table:table-cell>
          <table:table-cell table:style-name="ce26" office:value-type="float" office:value="14459.723" calcext:value-type="float">
            <text:p>14,459.7</text:p>
          </table:table-cell>
          <table:table-cell table:style-name="ce26" office:value-type="float" office:value="12220.012" calcext:value-type="float">
            <text:p>12,220.0</text:p>
          </table:table-cell>
          <table:table-cell table:style-name="ce26" office:value-type="float" office:value="16984.444" calcext:value-type="float">
            <text:p>16,984.4</text:p>
          </table:table-cell>
          <table:table-cell table:style-name="ce26" office:value-type="float" office:value="19039.702" calcext:value-type="float">
            <text:p>19,039.7</text:p>
          </table:table-cell>
          <table:table-cell table:style-name="ce35" office:value-type="float" office:value="18090.349" calcext:value-type="float">
            <text:p>18,090.3</text:p>
          </table:table-cell>
          <table:table-cell table:style-name="ce40" office:value-type="float" office:value="20646.044" calcext:value-type="float">
            <text:p>20,646.0</text:p>
          </table:table-cell>
          <table:table-cell table:style-name="ce26" office:value-type="float" office:value="21769.621" calcext:value-type="float">
            <text:p>21,769.6</text:p>
          </table:table-cell>
          <table:table-cell table:style-name="ce26" office:value-type="float" office:value="21712.947" calcext:value-type="float">
            <text:p>21,712.9</text:p>
          </table:table-cell>
          <table:table-cell table:style-name="ce26" office:value-type="float" office:value="22229.181" calcext:value-type="float">
            <text:p>22,229.2</text:p>
          </table:table-cell>
          <table:table-cell table:style-name="ce26" office:value-type="float" office:value="21564.798" calcext:value-type="float">
            <text:p>21,564.8</text:p>
          </table:table-cell>
          <table:table-cell table:style-name="ce26" office:value-type="float" office:value="22379.058" calcext:value-type="float">
            <text:p>22,379.1</text:p>
          </table:table-cell>
          <table:table-cell table:style-name="ce26" office:value-type="float" office:value="22265.082" calcext:value-type="float">
            <text:p>22,265.1</text:p>
          </table:table-cell>
          <table:table-cell table:style-name="ce26" office:value-type="float" office:value="21197.486005" calcext:value-type="float">
            <text:p>21,197.5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14021.698" calcext:value-type="float">
            <text:p>14,021.7</text:p>
          </table:table-cell>
          <table:table-cell table:style-name="ce25" office:value-type="float" office:value="15120.682" calcext:value-type="float">
            <text:p>15,120.7</text:p>
          </table:table-cell>
          <table:table-cell table:style-name="ce25" office:value-type="float" office:value="15338.682" calcext:value-type="float">
            <text:p>15,338.7</text:p>
          </table:table-cell>
          <table:table-cell table:style-name="ce25" office:value-type="float" office:value="14446.344" calcext:value-type="float">
            <text:p>14,446.3</text:p>
          </table:table-cell>
          <table:table-cell table:style-name="ce25" office:value-type="float" office:value="12206.362" calcext:value-type="float">
            <text:p>12,206.4</text:p>
          </table:table-cell>
          <table:table-cell table:style-name="ce25" office:value-type="float" office:value="16733.157" calcext:value-type="float">
            <text:p>16,733.2</text:p>
          </table:table-cell>
          <table:table-cell table:style-name="ce25" office:value-type="float" office:value="18730.711" calcext:value-type="float">
            <text:p>18,730.7</text:p>
          </table:table-cell>
          <table:table-cell table:style-name="ce34" office:value-type="float" office:value="18031.983" calcext:value-type="float">
            <text:p>18,032.0</text:p>
          </table:table-cell>
          <table:table-cell table:style-name="ce39" office:value-type="float" office:value="20325.5" calcext:value-type="float">
            <text:p>20,325.5</text:p>
          </table:table-cell>
          <table:table-cell table:style-name="ce25" office:value-type="float" office:value="21526.313" calcext:value-type="float">
            <text:p>21,526.3</text:p>
          </table:table-cell>
          <table:table-cell table:style-name="ce25" office:value-type="float" office:value="21623.796" calcext:value-type="float">
            <text:p>21,623.8</text:p>
          </table:table-cell>
          <table:table-cell table:style-name="ce25" office:value-type="float" office:value="21996.273" calcext:value-type="float">
            <text:p>21,996.3</text:p>
          </table:table-cell>
          <table:table-cell table:style-name="ce25" office:value-type="float" office:value="21449.521" calcext:value-type="float">
            <text:p>21,449.5</text:p>
          </table:table-cell>
          <table:table-cell table:style-name="ce25" office:value-type="float" office:value="22234.516" calcext:value-type="float">
            <text:p>22,234.5</text:p>
          </table:table-cell>
          <table:table-cell table:style-name="ce25" office:value-type="float" office:value="22176.998" calcext:value-type="float">
            <text:p>22,177.0</text:p>
          </table:table-cell>
          <table:table-cell table:style-name="ce25" office:value-type="float" office:value="21010.43841" calcext:value-type="float">
            <text:p>21,010.4</text:p>
          </table:table-cell>
          <table:table-cell table:style-name="ce46" office:value-type="string" calcext:value-type="string">
            <text:p>Total Demand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14021.698" calcext:value-type="float">
            <text:p>14,021.7</text:p>
          </table:table-cell>
          <table:table-cell table:style-name="ce26" office:value-type="float" office:value="15120.682" calcext:value-type="float">
            <text:p>15,120.7</text:p>
          </table:table-cell>
          <table:table-cell table:style-name="ce26" office:value-type="float" office:value="15338.682" calcext:value-type="float">
            <text:p>15,338.7</text:p>
          </table:table-cell>
          <table:table-cell table:style-name="ce26" office:value-type="float" office:value="14446.344" calcext:value-type="float">
            <text:p>14,446.3</text:p>
          </table:table-cell>
          <table:table-cell table:style-name="ce26" office:value-type="float" office:value="12206.362" calcext:value-type="float">
            <text:p>12,206.4</text:p>
          </table:table-cell>
          <table:table-cell table:style-name="ce26" office:value-type="float" office:value="16733.157" calcext:value-type="float">
            <text:p>16,733.2</text:p>
          </table:table-cell>
          <table:table-cell table:style-name="ce26" office:value-type="float" office:value="18730.711" calcext:value-type="float">
            <text:p>18,730.7</text:p>
          </table:table-cell>
          <table:table-cell table:style-name="ce35" office:value-type="float" office:value="18031.983" calcext:value-type="float">
            <text:p>18,032.0</text:p>
          </table:table-cell>
          <table:table-cell table:style-name="ce40" office:value-type="float" office:value="20325.5" calcext:value-type="float">
            <text:p>20,325.5</text:p>
          </table:table-cell>
          <table:table-cell table:style-name="ce26" office:value-type="float" office:value="21526.313" calcext:value-type="float">
            <text:p>21,526.3</text:p>
          </table:table-cell>
          <table:table-cell table:style-name="ce26" office:value-type="float" office:value="21623.796" calcext:value-type="float">
            <text:p>21,623.8</text:p>
          </table:table-cell>
          <table:table-cell table:style-name="ce26" office:value-type="float" office:value="21996.273" calcext:value-type="float">
            <text:p>21,996.3</text:p>
          </table:table-cell>
          <table:table-cell table:style-name="ce26" office:value-type="float" office:value="21449.521" calcext:value-type="float">
            <text:p>21,449.5</text:p>
          </table:table-cell>
          <table:table-cell table:style-name="ce26" office:value-type="float" office:value="22234.516" calcext:value-type="float">
            <text:p>22,234.5</text:p>
          </table:table-cell>
          <table:table-cell table:style-name="ce26" office:value-type="float" office:value="22176.998" calcext:value-type="float">
            <text:p>22,177.0</text:p>
          </table:table-cell>
          <table:table-cell table:style-name="ce26" office:value-type="float" office:value="21010.43841" calcext:value-type="float">
            <text:p>21,010.4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4426.1" calcext:value-type="float">
            <text:p>4,426.1</text:p>
          </table:table-cell>
          <table:table-cell table:style-name="ce26" office:value-type="float" office:value="4638.99" calcext:value-type="float">
            <text:p>4,639.0</text:p>
          </table:table-cell>
          <table:table-cell table:style-name="ce26" office:value-type="float" office:value="4733.39" calcext:value-type="float">
            <text:p>4,733.4</text:p>
          </table:table-cell>
          <table:table-cell table:style-name="ce26" office:value-type="float" office:value="3983.33" calcext:value-type="float">
            <text:p>3,983.3</text:p>
          </table:table-cell>
          <table:table-cell table:style-name="ce26" office:value-type="float" office:value="3019.48" calcext:value-type="float">
            <text:p>3,019.5</text:p>
          </table:table-cell>
          <table:table-cell table:style-name="ce26" office:value-type="float" office:value="4192.70790402453" calcext:value-type="float">
            <text:p>4,192.7</text:p>
          </table:table-cell>
          <table:table-cell table:style-name="ce26" office:value-type="float" office:value="5885.95885087326" calcext:value-type="float">
            <text:p>5,886.0</text:p>
          </table:table-cell>
          <table:table-cell table:style-name="ce35" office:value-type="float" office:value="5003.63821162065" calcext:value-type="float">
            <text:p>5,003.6</text:p>
          </table:table-cell>
          <table:table-cell table:style-name="ce40" office:value-type="float" office:value="4979.79569041659" calcext:value-type="float">
            <text:p>4,979.8</text:p>
          </table:table-cell>
          <table:table-cell table:style-name="ce26" office:value-type="float" office:value="7514.77884516136" calcext:value-type="float">
            <text:p>7,514.8</text:p>
          </table:table-cell>
          <table:table-cell table:style-name="ce26" office:value-type="float" office:value="7480.99040090012" calcext:value-type="float">
            <text:p>7,481.0</text:p>
          </table:table-cell>
          <table:table-cell table:style-name="ce26" office:value-type="float" office:value="7494.84233738483" calcext:value-type="float">
            <text:p>7,494.8</text:p>
          </table:table-cell>
          <table:table-cell table:style-name="ce26" office:value-type="float" office:value="7616.99373667553" calcext:value-type="float">
            <text:p>7,617.0</text:p>
          </table:table-cell>
          <table:table-cell table:style-name="ce26" office:value-type="float" office:value="8073.89024683756" calcext:value-type="float">
            <text:p>8,073.9</text:p>
          </table:table-cell>
          <table:table-cell table:style-name="ce26" office:value-type="float" office:value="7702.50137512352" calcext:value-type="float">
            <text:p>7,702.5</text:p>
          </table:table-cell>
          <table:table-cell table:style-name="ce26" office:value-type="float" office:value="7566.48538599992" calcext:value-type="float">
            <text:p>7,566.5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style-name="ce26" office:value-type="float" office:value="4426.1" calcext:value-type="float">
            <text:p>4,426.1</text:p>
          </table:table-cell>
          <table:table-cell table:style-name="ce26" office:value-type="float" office:value="4638.99" calcext:value-type="float">
            <text:p>4,639.0</text:p>
          </table:table-cell>
          <table:table-cell table:style-name="ce26" office:value-type="float" office:value="4733.39" calcext:value-type="float">
            <text:p>4,733.4</text:p>
          </table:table-cell>
          <table:table-cell table:style-name="ce26" office:value-type="float" office:value="3983.33" calcext:value-type="float">
            <text:p>3,983.3</text:p>
          </table:table-cell>
          <table:table-cell table:style-name="ce26" office:value-type="float" office:value="3019.48" calcext:value-type="float">
            <text:p>3,019.5</text:p>
          </table:table-cell>
          <table:table-cell table:style-name="ce26" office:value-type="float" office:value="4192.70790402453" calcext:value-type="float">
            <text:p>4,192.7</text:p>
          </table:table-cell>
          <table:table-cell table:style-name="ce26" office:value-type="float" office:value="5885.95885087326" calcext:value-type="float">
            <text:p>5,886.0</text:p>
          </table:table-cell>
          <table:table-cell table:style-name="ce35" office:value-type="float" office:value="5003.63821162065" calcext:value-type="float">
            <text:p>5,003.6</text:p>
          </table:table-cell>
          <table:table-cell table:style-name="ce40" office:value-type="float" office:value="4979.79569041659" calcext:value-type="float">
            <text:p>4,979.8</text:p>
          </table:table-cell>
          <table:table-cell table:style-name="ce26" office:value-type="float" office:value="7514.77884516136" calcext:value-type="float">
            <text:p>7,514.8</text:p>
          </table:table-cell>
          <table:table-cell table:style-name="ce26" office:value-type="float" office:value="7480.99040090012" calcext:value-type="float">
            <text:p>7,481.0</text:p>
          </table:table-cell>
          <table:table-cell table:style-name="ce26" office:value-type="float" office:value="7494.84233738483" calcext:value-type="float">
            <text:p>7,494.8</text:p>
          </table:table-cell>
          <table:table-cell table:style-name="ce26" office:value-type="float" office:value="7616.99373667553" calcext:value-type="float">
            <text:p>7,617.0</text:p>
          </table:table-cell>
          <table:table-cell table:style-name="ce26" office:value-type="float" office:value="8073.89024683756" calcext:value-type="float">
            <text:p>8,073.9</text:p>
          </table:table-cell>
          <table:table-cell table:style-name="ce26" office:value-type="float" office:value="7702.50137512352" calcext:value-type="float">
            <text:p>7,702.5</text:p>
          </table:table-cell>
          <table:table-cell table:style-name="ce26" office:value-type="float" office:value="7566.48538599992" calcext:value-type="float">
            <text:p>7,566.5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style-name="ce26" office:value-type="float" office:value="7328.746" calcext:value-type="float">
            <text:p>7,328.7</text:p>
          </table:table-cell>
          <table:table-cell table:style-name="ce26" office:value-type="float" office:value="7756.578" calcext:value-type="float">
            <text:p>7,756.6</text:p>
          </table:table-cell>
          <table:table-cell table:style-name="ce26" office:value-type="float" office:value="8011.53" calcext:value-type="float">
            <text:p>8,011.5</text:p>
          </table:table-cell>
          <table:table-cell table:style-name="ce26" office:value-type="float" office:value="7683.485" calcext:value-type="float">
            <text:p>7,683.5</text:p>
          </table:table-cell>
          <table:table-cell table:style-name="ce26" office:value-type="float" office:value="6580.517" calcext:value-type="float">
            <text:p>6,580.5</text:p>
          </table:table-cell>
          <table:table-cell table:style-name="ce26" office:value-type="float" office:value="8461.173" calcext:value-type="float">
            <text:p>8,461.2</text:p>
          </table:table-cell>
          <table:table-cell table:style-name="ce26" office:value-type="float" office:value="9400.088" calcext:value-type="float">
            <text:p>9,400.1</text:p>
          </table:table-cell>
          <table:table-cell table:style-name="ce35" office:value-type="float" office:value="9071.584" calcext:value-type="float">
            <text:p>9,071.6</text:p>
          </table:table-cell>
          <table:table-cell table:style-name="ce40" office:value-type="float" office:value="11015.304" calcext:value-type="float">
            <text:p>11,015.3</text:p>
          </table:table-cell>
          <table:table-cell table:style-name="ce26" office:value-type="float" office:value="11284.778" calcext:value-type="float">
            <text:p>11,284.8</text:p>
          </table:table-cell>
          <table:table-cell table:style-name="ce26" office:value-type="float" office:value="11123.599" calcext:value-type="float">
            <text:p>11,123.6</text:p>
          </table:table-cell>
          <table:table-cell table:style-name="ce26" office:value-type="float" office:value="11277.046" calcext:value-type="float">
            <text:p>11,277.0</text:p>
          </table:table-cell>
          <table:table-cell table:style-name="ce26" office:value-type="float" office:value="10892.567" calcext:value-type="float">
            <text:p>10,892.6</text:p>
          </table:table-cell>
          <table:table-cell table:style-name="ce26" office:value-type="float" office:value="11008.76" calcext:value-type="float">
            <text:p>11,008.8</text:p>
          </table:table-cell>
          <table:table-cell table:style-name="ce26" office:value-type="float" office:value="11330.872" calcext:value-type="float">
            <text:p>11,330.9</text:p>
          </table:table-cell>
          <table:table-cell table:style-name="ce26" office:value-type="float" office:value="10558.714104" calcext:value-type="float">
            <text:p>10,558.7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style-name="ce26" office:value-type="float" office:value="2266.852" calcext:value-type="float">
            <text:p>2,266.9</text:p>
          </table:table-cell>
          <table:table-cell table:style-name="ce26" office:value-type="float" office:value="2725.114" calcext:value-type="float">
            <text:p>2,725.1</text:p>
          </table:table-cell>
          <table:table-cell table:style-name="ce26" office:value-type="float" office:value="2593.762" calcext:value-type="float">
            <text:p>2,593.8</text:p>
          </table:table-cell>
          <table:table-cell table:style-name="ce26" office:value-type="float" office:value="2779.529" calcext:value-type="float">
            <text:p>2,779.5</text:p>
          </table:table-cell>
          <table:table-cell table:style-name="ce26" office:value-type="float" office:value="2606.365" calcext:value-type="float">
            <text:p>2,606.4</text:p>
          </table:table-cell>
          <table:table-cell table:style-name="ce26" office:value-type="float" office:value="4079.27609597547" calcext:value-type="float">
            <text:p>4,079.3</text:p>
          </table:table-cell>
          <table:table-cell table:style-name="ce26" office:value-type="float" office:value="3444.66414912674" calcext:value-type="float">
            <text:p>3,444.7</text:p>
          </table:table-cell>
          <table:table-cell table:style-name="ce35" office:value-type="float" office:value="3956.76078837935" calcext:value-type="float">
            <text:p>3,956.8</text:p>
          </table:table-cell>
          <table:table-cell table:style-name="ce40" office:value-type="float" office:value="4330.40030958341" calcext:value-type="float">
            <text:p>4,330.4</text:p>
          </table:table-cell>
          <table:table-cell table:style-name="ce26" office:value-type="float" office:value="2726.75615483864" calcext:value-type="float">
            <text:p>2,726.8</text:p>
          </table:table-cell>
          <table:table-cell table:style-name="ce26" office:value-type="float" office:value="3019.20659909988" calcext:value-type="float">
            <text:p>3,019.2</text:p>
          </table:table-cell>
          <table:table-cell table:style-name="ce26" office:value-type="float" office:value="3224.38466261517" calcext:value-type="float">
            <text:p>3,224.4</text:p>
          </table:table-cell>
          <table:table-cell table:style-name="ce26" office:value-type="float" office:value="2939.96026332447" calcext:value-type="float">
            <text:p>2,940.0</text:p>
          </table:table-cell>
          <table:table-cell table:style-name="ce26" office:value-type="float" office:value="3151.86575316244" calcext:value-type="float">
            <text:p>3,151.9</text:p>
          </table:table-cell>
          <table:table-cell table:style-name="ce26" office:value-type="float" office:value="3143.62462487648" calcext:value-type="float">
            <text:p>3,143.6</text:p>
          </table:table-cell>
          <table:table-cell table:style-name="ce26" office:value-type="float" office:value="2885.23892000008" calcext:value-type="float">
            <text:p>2,885.2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style-name="ce26" office:value-type="float" office:value="2266.852" calcext:value-type="float">
            <text:p>2,266.9</text:p>
          </table:table-cell>
          <table:table-cell table:style-name="ce26" office:value-type="float" office:value="2725.114" calcext:value-type="float">
            <text:p>2,725.1</text:p>
          </table:table-cell>
          <table:table-cell table:style-name="ce26" office:value-type="float" office:value="2593.762" calcext:value-type="float">
            <text:p>2,593.8</text:p>
          </table:table-cell>
          <table:table-cell table:style-name="ce26" office:value-type="float" office:value="2779.529" calcext:value-type="float">
            <text:p>2,779.5</text:p>
          </table:table-cell>
          <table:table-cell table:style-name="ce26" office:value-type="float" office:value="2606.365" calcext:value-type="float">
            <text:p>2,606.4</text:p>
          </table:table-cell>
          <table:table-cell table:style-name="ce26" office:value-type="float" office:value="4079.27609597547" calcext:value-type="float">
            <text:p>4,079.3</text:p>
          </table:table-cell>
          <table:table-cell table:style-name="ce26" office:value-type="float" office:value="3444.66414912674" calcext:value-type="float">
            <text:p>3,444.7</text:p>
          </table:table-cell>
          <table:table-cell table:style-name="ce35" office:value-type="float" office:value="3956.76078837935" calcext:value-type="float">
            <text:p>3,956.8</text:p>
          </table:table-cell>
          <table:table-cell table:style-name="ce40" office:value-type="float" office:value="4330.40030958341" calcext:value-type="float">
            <text:p>4,330.4</text:p>
          </table:table-cell>
          <table:table-cell table:style-name="ce26" office:value-type="float" office:value="2726.75615483864" calcext:value-type="float">
            <text:p>2,726.8</text:p>
          </table:table-cell>
          <table:table-cell table:style-name="ce26" office:value-type="float" office:value="3019.20659909988" calcext:value-type="float">
            <text:p>3,019.2</text:p>
          </table:table-cell>
          <table:table-cell table:style-name="ce26" office:value-type="float" office:value="3224.38466261517" calcext:value-type="float">
            <text:p>3,224.4</text:p>
          </table:table-cell>
          <table:table-cell table:style-name="ce26" office:value-type="float" office:value="2939.96026332447" calcext:value-type="float">
            <text:p>2,940.0</text:p>
          </table:table-cell>
          <table:table-cell table:style-name="ce26" office:value-type="float" office:value="3151.86575316244" calcext:value-type="float">
            <text:p>3,151.9</text:p>
          </table:table-cell>
          <table:table-cell table:style-name="ce26" office:value-type="float" office:value="3143.62462487648" calcext:value-type="float">
            <text:p>3,143.6</text:p>
          </table:table-cell>
          <table:table-cell table:style-name="ce26" office:value-type="float" office:value="2885.23892000008" calcext:value-type="float">
            <text:p>2,885.2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style-name="ce26" office:value-type="float" office:value="2266.852" calcext:value-type="float">
            <text:p>2,266.9</text:p>
          </table:table-cell>
          <table:table-cell table:style-name="ce26" office:value-type="float" office:value="2725.114" calcext:value-type="float">
            <text:p>2,725.1</text:p>
          </table:table-cell>
          <table:table-cell table:style-name="ce26" office:value-type="float" office:value="2593.762" calcext:value-type="float">
            <text:p>2,593.8</text:p>
          </table:table-cell>
          <table:table-cell table:style-name="ce26" office:value-type="float" office:value="2779.529" calcext:value-type="float">
            <text:p>2,779.5</text:p>
          </table:table-cell>
          <table:table-cell table:style-name="ce26" office:value-type="float" office:value="2606.365" calcext:value-type="float">
            <text:p>2,606.4</text:p>
          </table:table-cell>
          <table:table-cell table:style-name="ce26" office:value-type="float" office:value="4079.27609597547" calcext:value-type="float">
            <text:p>4,079.3</text:p>
          </table:table-cell>
          <table:table-cell table:style-name="ce26" office:value-type="float" office:value="3444.66414912674" calcext:value-type="float">
            <text:p>3,444.7</text:p>
          </table:table-cell>
          <table:table-cell table:style-name="ce35" office:value-type="float" office:value="3956.76078837935" calcext:value-type="float">
            <text:p>3,956.8</text:p>
          </table:table-cell>
          <table:table-cell table:style-name="ce40" office:value-type="float" office:value="4330.40030958341" calcext:value-type="float">
            <text:p>4,330.4</text:p>
          </table:table-cell>
          <table:table-cell table:style-name="ce26" office:value-type="float" office:value="2726.75615483864" calcext:value-type="float">
            <text:p>2,726.8</text:p>
          </table:table-cell>
          <table:table-cell table:style-name="ce26" office:value-type="float" office:value="3019.20659909988" calcext:value-type="float">
            <text:p>3,019.2</text:p>
          </table:table-cell>
          <table:table-cell table:style-name="ce26" office:value-type="float" office:value="3224.38466261517" calcext:value-type="float">
            <text:p>3,224.4</text:p>
          </table:table-cell>
          <table:table-cell table:style-name="ce26" office:value-type="float" office:value="2939.96026332447" calcext:value-type="float">
            <text:p>2,940.0</text:p>
          </table:table-cell>
          <table:table-cell table:style-name="ce26" office:value-type="float" office:value="3151.86575316244" calcext:value-type="float">
            <text:p>3,151.9</text:p>
          </table:table-cell>
          <table:table-cell table:style-name="ce26" office:value-type="float" office:value="3143.62462487648" calcext:value-type="float">
            <text:p>3,143.6</text:p>
          </table:table-cell>
          <table:table-cell table:style-name="ce26" office:value-type="float" office:value="2885.23892000008" calcext:value-type="float">
            <text:p>2,885.2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style-name="ce26" office:value-type="float" office:value="2266.852" calcext:value-type="float">
            <text:p>2,266.9</text:p>
          </table:table-cell>
          <table:table-cell table:style-name="ce26" office:value-type="float" office:value="2725.114" calcext:value-type="float">
            <text:p>2,725.1</text:p>
          </table:table-cell>
          <table:table-cell table:style-name="ce26" office:value-type="float" office:value="2593.762" calcext:value-type="float">
            <text:p>2,593.8</text:p>
          </table:table-cell>
          <table:table-cell table:style-name="ce26" office:value-type="float" office:value="2779.529" calcext:value-type="float">
            <text:p>2,779.5</text:p>
          </table:table-cell>
          <table:table-cell table:style-name="ce26" office:value-type="float" office:value="2606.365" calcext:value-type="float">
            <text:p>2,606.4</text:p>
          </table:table-cell>
          <table:table-cell table:style-name="ce26" office:value-type="float" office:value="4079.27609597547" calcext:value-type="float">
            <text:p>4,079.3</text:p>
          </table:table-cell>
          <table:table-cell table:style-name="ce26" office:value-type="float" office:value="3444.66414912674" calcext:value-type="float">
            <text:p>3,444.7</text:p>
          </table:table-cell>
          <table:table-cell table:style-name="ce35" office:value-type="float" office:value="3956.76078837935" calcext:value-type="float">
            <text:p>3,956.8</text:p>
          </table:table-cell>
          <table:table-cell table:style-name="ce40" office:value-type="float" office:value="4330.40030958341" calcext:value-type="float">
            <text:p>4,330.4</text:p>
          </table:table-cell>
          <table:table-cell table:style-name="ce26" office:value-type="float" office:value="2726.75615483864" calcext:value-type="float">
            <text:p>2,726.8</text:p>
          </table:table-cell>
          <table:table-cell table:style-name="ce26" office:value-type="float" office:value="3019.20659909988" calcext:value-type="float">
            <text:p>3,019.2</text:p>
          </table:table-cell>
          <table:table-cell table:style-name="ce26" office:value-type="float" office:value="3224.38466261517" calcext:value-type="float">
            <text:p>3,224.4</text:p>
          </table:table-cell>
          <table:table-cell table:style-name="ce26" office:value-type="float" office:value="2939.96026332447" calcext:value-type="float">
            <text:p>2,940.0</text:p>
          </table:table-cell>
          <table:table-cell table:style-name="ce26" office:value-type="float" office:value="3151.86575316244" calcext:value-type="float">
            <text:p>3,151.9</text:p>
          </table:table-cell>
          <table:table-cell table:style-name="ce26" office:value-type="float" office:value="3143.62462487648" calcext:value-type="float">
            <text:p>3,143.6</text:p>
          </table:table-cell>
          <table:table-cell table:style-name="ce26" office:value-type="float" office:value="2885.23892000008" calcext:value-type="float">
            <text:p>2,885.2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style-name="ce26" office:value-type="float" office:value="2266.852" calcext:value-type="float">
            <text:p>2,266.9</text:p>
          </table:table-cell>
          <table:table-cell table:style-name="ce26" office:value-type="float" office:value="2725.114" calcext:value-type="float">
            <text:p>2,725.1</text:p>
          </table:table-cell>
          <table:table-cell table:style-name="ce26" office:value-type="float" office:value="2593.762" calcext:value-type="float">
            <text:p>2,593.8</text:p>
          </table:table-cell>
          <table:table-cell table:style-name="ce26" office:value-type="float" office:value="2779.529" calcext:value-type="float">
            <text:p>2,779.5</text:p>
          </table:table-cell>
          <table:table-cell table:style-name="ce26" office:value-type="float" office:value="2606.365" calcext:value-type="float">
            <text:p>2,606.4</text:p>
          </table:table-cell>
          <table:table-cell table:style-name="ce26" office:value-type="float" office:value="4079.27609597547" calcext:value-type="float">
            <text:p>4,079.3</text:p>
          </table:table-cell>
          <table:table-cell table:style-name="ce26" office:value-type="float" office:value="3444.66414912674" calcext:value-type="float">
            <text:p>3,444.7</text:p>
          </table:table-cell>
          <table:table-cell table:style-name="ce35" office:value-type="float" office:value="3956.76078837935" calcext:value-type="float">
            <text:p>3,956.8</text:p>
          </table:table-cell>
          <table:table-cell table:style-name="ce40" office:value-type="float" office:value="4330.40030958341" calcext:value-type="float">
            <text:p>4,330.4</text:p>
          </table:table-cell>
          <table:table-cell table:style-name="ce26" office:value-type="float" office:value="2726.75615483864" calcext:value-type="float">
            <text:p>2,726.8</text:p>
          </table:table-cell>
          <table:table-cell table:style-name="ce26" office:value-type="float" office:value="3019.20659909988" calcext:value-type="float">
            <text:p>3,019.2</text:p>
          </table:table-cell>
          <table:table-cell table:style-name="ce26" office:value-type="float" office:value="3224.38466261517" calcext:value-type="float">
            <text:p>3,224.4</text:p>
          </table:table-cell>
          <table:table-cell table:style-name="ce26" office:value-type="float" office:value="2939.96026332447" calcext:value-type="float">
            <text:p>2,940.0</text:p>
          </table:table-cell>
          <table:table-cell table:style-name="ce26" office:value-type="float" office:value="3151.86575316244" calcext:value-type="float">
            <text:p>3,151.9</text:p>
          </table:table-cell>
          <table:table-cell table:style-name="ce26" office:value-type="float" office:value="3143.62462487648" calcext:value-type="float">
            <text:p>3,143.6</text:p>
          </table:table-cell>
          <table:table-cell table:style-name="ce26" office:value-type="float" office:value="2885.23892000008" calcext:value-type="float">
            <text:p>2,885.2</text:p>
          </table:table-cell>
          <table:table-cell table:style-name="ce53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46" office:value-type="string" calcext:value-type="string">
            <text:p>Change in Stocks</text:p>
          </table:table-cell>
          <table:table-cell table:style-name="ce57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style-name="ce25" office:value-type="float" office:value="15.473" calcext:value-type="float">
            <text:p>15.5</text:p>
          </table:table-cell>
          <table:table-cell table:style-name="ce25" office:value-type="float" office:value="20.942" calcext:value-type="float">
            <text:p>20.9</text:p>
          </table:table-cell>
          <table:table-cell table:style-name="ce25" office:value-type="float" office:value="10.52" calcext:value-type="float">
            <text:p>10.5</text:p>
          </table:table-cell>
          <table:table-cell table:style-name="ce25" office:value-type="float" office:value="13.379" calcext:value-type="float">
            <text:p>13.4</text:p>
          </table:table-cell>
          <table:table-cell table:style-name="ce25" office:value-type="float" office:value="13.65" calcext:value-type="float">
            <text:p>13.7</text:p>
          </table:table-cell>
          <table:table-cell table:style-name="ce25" office:value-type="float" office:value="251.287" calcext:value-type="float">
            <text:p>251.3</text:p>
          </table:table-cell>
          <table:table-cell table:style-name="ce25" office:value-type="float" office:value="308.991" calcext:value-type="float">
            <text:p>309.0</text:p>
          </table:table-cell>
          <table:table-cell table:style-name="ce34" office:value-type="float" office:value="58.366" calcext:value-type="float">
            <text:p>58.4</text:p>
          </table:table-cell>
          <table:table-cell table:style-name="ce39" office:value-type="float" office:value="320.544" calcext:value-type="float">
            <text:p>320.5</text:p>
          </table:table-cell>
          <table:table-cell table:style-name="ce25" office:value-type="float" office:value="243.308" calcext:value-type="float">
            <text:p>243.3</text:p>
          </table:table-cell>
          <table:table-cell table:style-name="ce25" office:value-type="float" office:value="89.151" calcext:value-type="float">
            <text:p>89.2</text:p>
          </table:table-cell>
          <table:table-cell table:style-name="ce25" office:value-type="float" office:value="232.908" calcext:value-type="float">
            <text:p>232.9</text:p>
          </table:table-cell>
          <table:table-cell table:style-name="ce25" office:value-type="float" office:value="115.277" calcext:value-type="float">
            <text:p>115.3</text:p>
          </table:table-cell>
          <table:table-cell table:style-name="ce25" office:value-type="float" office:value="144.542" calcext:value-type="float">
            <text:p>144.5</text:p>
          </table:table-cell>
          <table:table-cell table:style-name="ce25" office:value-type="float" office:value="88.084" calcext:value-type="float">
            <text:p>88.1</text:p>
          </table:table-cell>
          <table:table-cell table:style-name="ce25" office:value-type="float" office:value="187.047595" calcext:value-type="float">
            <text:p>187.0</text:p>
          </table:table-cell>
          <table:table-cell table:style-name="ce46" office:value-type="string" calcext:value-type="string">
            <text:p>Loss</text:p>
          </table:table-cell>
          <table:table-cell table:style-name="ce57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number-columns-repeated="7" table:style-name="ce27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7" office:value-type="float" office:value="0" calcext:value-type="float">
            <text:p>- </text:p>
          </table:table-cell>
          <table:table-cell table:style-name="ce55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5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6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8:05:25</meta:creation-date>
    <dc:date>2021-06-23T08:36:15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